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234cm" fo:min-width="0cm"/>
    </style:style>
    <style:style style:name="gr4"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text-properties fo:font-size="20pt" style:font-size-asian="20pt" style:font-size-complex="20pt"/>
    </style:style>
    <style:style style:name="T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7.645cm" svg:height="4.49cm" svg:x="1.939cm" svg:y="1.929cm" svg:viewBox="0 0 7646 4491" draw:points="7646,46 7620,4491 0,4445 4,3810 6989,3852 6992,3217 7,3175 11,2540 6996,2582 7000,1947 15,1905 19,1270 7004,1312 7007,677 22,635 26,0 7646,46">
          <text:p/>
        </draw:polyline>
        <draw:frame draw:style-name="gr2" draw:text-style-name="P2" draw:layer="layout" svg:width="1.014cm" svg:height="1.038cm" svg:x="0.365cm" svg:y="3.691cm">
          <draw:text-box>
            <text:p text:style-name="P2"><text:span text:style-name="T1">N</text:span></text:p>
          </draw:text-box>
        </draw:frame>
        <draw:frame draw:style-name="gr3" draw:text-style-name="P2" draw:layer="layout" svg:width="1.09cm" svg:height="1.038cm" svg:x="4.935cm" svg:y="0.365cm">
          <draw:text-box>
            <text:p text:style-name="P2"><text:span text:style-name="T1">M</text:span></text:p>
          </draw:text-box>
        </draw:frame>
        <draw:path draw:style-name="gr4" draw:text-style-name="P1" draw:layer="layout" svg:width="0.657cm" svg:height="2.414cm" draw:transform="rotate (-3.03093877901278) translate (1.94380931003791cm 4.30235673615428cm)" svg:viewBox="0 0 658 2415" svg:d="m0-6574c158 40 292-88 398-190 115-111 119-263 123-402 3-139-48-269-86-399-39-134-65-273-84-412-18-137-30-278-19-418 11-130-27-293 96-392l104-118 126-76">
          <text:p/>
        </draw:path>
        <draw:path draw:style-name="gr4" draw:text-style-name="P1" draw:layer="layout" svg:width="0.326cm" svg:height="1.982cm" draw:transform="rotate (-3.1415926535892) translate (1.58700000000001cm 6.37113288240831cm)" svg:viewBox="0 0 327 1983" svg:d="m0-12734c174-52 234 158 284 271 59 134 40 276 38 413-2 134-22 268-51 400-31 141-47 286-78 426-28 125-104 258-38 387l116 78">
          <text:p/>
        </draw:path>
        <draw:path draw:style-name="gr4" draw:text-style-name="P1" draw:layer="layout" svg:width="2.905cm" svg:height="2.159cm" draw:transform="rotate (0.726056968829504) translate (1.95703662832867cm 1.60740961994342cm)" svg:viewBox="0 0 2906 2160" svg:d="m0 5010c147-23 311 6 426 103 104 88 207 183 309 274 111 101 240 186 329 309 79 110 169 211 257 315 90 105 172 217 274 313 106 99 197 217 311 310 105 86 205 183 317 264 109 79 226 148 342 217l149 29 156 18 36-2">
          <text:p/>
        </draw:path>
        <draw:path draw:style-name="gr4" draw:text-style-name="P1" draw:layer="layout" svg:width="3.183cm" svg:height="2.596cm" draw:transform="rotate (-0.7853981633973) translate (7.37066572599037cm -0.54266572599523cm)" svg:viewBox="0 0 3184 2597" svg:d="m0-8616c154 70 291-42 392-137 97-90 186-191 283-283 101-94 184-206 274-310 87-101 171-207 255-310 87-108 167-223 265-320 100-101 182-215 292-311 99-86 179-198 283-282 101-83 188-174 292-256 106-84 205-180 328-237 131-60 262-195 420-91l100 2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0.16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ick Joliat</meta:initial-creator>
    <meta:creation-date>2010-10-12T10:30:51</meta:creation-date>
    <dc:date>2010-10-12T10:54:48</dc:date>
    <dc:creator>Nick Joliat</dc:creator>
    <meta:editing-duration>PT00H08M46S</meta:editing-duration>
    <meta:editing-cycles>2</meta:editing-cycles>
    <meta:generator>OpenOffice.org/3.2$Linux OpenOffice.org_project/320m12$Build-9483</meta:generator>
    <meta:document-statistic meta:object-count="7"/>
  </office:meta>
</office:document-meta>
</file>